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onsolas1" svg:font-family="Consolas" style:font-family-generic="modern" style:font-pitch="fixed"/>
    <style:font-face style:name="Consolas" svg:font-family="Consolas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25cm" draw:marker-start-width="0.229cm" draw:marker-end="Arrow_20_short" draw:marker-end-width="0.229cm" draw:fill="solid" draw:textarea-vertical-align="middle" fo:padding-top="0.112cm" fo:padding-bottom="0.112cm" fo:padding-left="0.237cm" fo:padding-right="0.237cm"/>
    </style:style>
    <style:style style:name="gr2" style:family="graphic" style:parent-style-name="objectwithoutfill">
      <style:graphic-properties svg:stroke-width="0.025cm" draw:marker-start-width="0.229cm" draw:marker-end="Arrow_20_short" draw:marker-end-width="0.229cm" draw:fill="none" draw:textarea-vertical-align="middle" fo:padding-top="0.112cm" fo:padding-bottom="0.112cm" fo:padding-left="0.237cm" fo:padding-right="0.237cm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 fo:min-height="0.298cm" fo:min-width="5.783cm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 fo:min-height="0.298cm" fo:min-width="9.277cm"/>
    </style:style>
    <style:style style:name="gr5" style:family="graphic" style:parent-style-name="standard">
      <style:graphic-properties draw:stroke="none" draw:fill="none" fo:min-height="0.353cm"/>
      <style:paragraph-properties style:writing-mode="lr-tb"/>
    </style:style>
    <style:style style:name="gr6" style:family="graphic" style:parent-style-name="standard">
      <style:graphic-properties draw:stroke="solid" draw:textarea-horizontal-align="justify" draw:textarea-vertical-align="middle" draw:auto-grow-height="false" fo:min-height="1.22cm" fo:min-width="8.708cm"/>
    </style:style>
    <style:style style:name="gr7" style:family="graphic" style:parent-style-name="standard">
      <style:graphic-properties draw:stroke="none" draw:fill="none" fo:min-height="1.054cm"/>
      <style:paragraph-properties style:writing-mode="lr-tb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draw:fill="none" fo:min-height="0.703cm"/>
      <style:paragraph-properties style:writing-mode="lr-tb"/>
    </style:style>
    <style:style style:name="gr10" style:family="graphic" style:parent-style-name="objectwithoutfill">
      <style:graphic-properties svg:stroke-width="0.025cm" draw:marker-start-width="0.229cm" draw:marker-end="Arrowheads_20_2" draw:marker-end-width="0.229cm" draw:fill="solid" draw:textarea-vertical-align="middle" fo:padding-top="0.112cm" fo:padding-bottom="0.112cm" fo:padding-left="0.237cm" fo:padding-right="0.237cm"/>
    </style:style>
    <style:style style:name="gr11" style:family="graphic" style:parent-style-name="objectwithoutfill">
      <style:graphic-properties draw:marker-end="Arrow_20_short" draw:marker-end-width="0.508cm" draw:fill="none" draw:textarea-vertical-align="middle"/>
    </style:style>
    <style:style style:name="gr12" style:family="graphic" style:parent-style-name="objectwithoutfill">
      <style:graphic-properties draw:marker-end="" draw:marker-end-width="0.508cm" draw:fill="none" draw:textarea-vertical-align="middle"/>
    </style:style>
    <style:style style:name="gr13" style:family="graphic" style:parent-style-name="standard">
      <style:graphic-properties draw:stroke="none" draw:fill="none" fo:min-height="0.285cm"/>
      <style:paragraph-properties style:writing-mode="lr-tb"/>
    </style:style>
    <style:style style:name="gr14" style:family="graphic" style:parent-style-name="standard">
      <style:graphic-properties draw:stroke="none" draw:fill="none" fo:min-height="0.569cm"/>
      <style:paragraph-properties style:writing-mode="lr-tb"/>
    </style:style>
    <style:style style:name="gr15" style:family="graphic" style:parent-style-name="standard">
      <style:graphic-properties draw:stroke="solid" draw:textarea-horizontal-align="justify" draw:textarea-vertical-align="middle" draw:auto-grow-height="false" fo:min-height="1.22cm" fo:min-width="5.849cm"/>
    </style:style>
    <style:style style:name="gr16" style:family="graphic" style:parent-style-name="standard">
      <style:graphic-properties draw:stroke="none" draw:fill="none" fo:min-height="0.726cm"/>
      <style:paragraph-properties style:writing-mode="lr-tb"/>
    </style:style>
    <style:style style:name="gr17" style:family="graphic" style:parent-style-name="standard">
      <style:graphic-properties draw:stroke="none" draw:fill="none" fo:min-height="0.385cm"/>
      <style:paragraph-properties style:writing-mode="lr-tb"/>
    </style:style>
    <style:style style:name="gr18" style:family="graphic" style:parent-style-name="objectwithoutfill">
      <style:graphic-properties svg:stroke-color="#000000" draw:fill="none" draw:textarea-vertical-align="middle"/>
    </style:style>
    <style:style style:name="gr19" style:family="graphic" style:parent-style-name="objectwithoutfill">
      <style:graphic-properties svg:stroke-width="0.025cm" draw:marker-start-width="0.229cm" draw:marker-end-width="0.229cm" draw:fill="none" draw:textarea-vertical-align="middle" fo:padding-top="0.112cm" fo:padding-bottom="0.112cm" fo:padding-left="0.237cm" fo:padding-right="0.237cm"/>
    </style:style>
    <style:style style:name="gr20" style:family="graphic" style:parent-style-name="objectwithoutfill">
      <style:graphic-properties draw:fill="solid" draw:textarea-vertical-align="middle"/>
    </style:style>
    <style:style style:name="gr21" style:family="graphic" style:parent-style-name="objectwithoutfill">
      <style:graphic-properties draw:stroke="dash" draw:stroke-dash="Long_20_Dot" svg:stroke-width="0.025cm" draw:marker-start-width="0.229cm" draw:marker-end-width="0.229cm" draw:fill="none" draw:textarea-vertical-align="middle" fo:padding-top="0.112cm" fo:padding-bottom="0.112cm" fo:padding-left="0.237cm" fo:padding-right="0.237cm"/>
    </style:style>
    <style:style style:name="gr22" style:family="graphic" style:parent-style-name="standard">
      <style:graphic-properties draw:stroke="solid" svg:stroke-width="0.025cm" draw:marker-start-width="0.229cm" draw:marker-end-width="0.229cm" draw:fill="none" draw:textarea-vertical-align="middle" draw:auto-grow-height="false" fo:min-height="2.158cm" fo:min-width="0cm" fo:padding-top="0.112cm" fo:padding-bottom="0.112cm" fo:padding-left="0.237cm" fo:padding-right="0.237cm"/>
    </style:style>
    <style:style style:name="gr23" style:family="graphic" style:parent-style-name="standard" style:list-style-name="L1">
      <style:graphic-properties draw:stroke="none" draw:fill="none" fo:min-height="1.705cm"/>
      <style:paragraph-properties style:writing-mode="lr-tb"/>
    </style:style>
    <style:style style:name="gr24" style:family="graphic" style:parent-style-name="standard">
      <style:graphic-properties draw:stroke="solid" draw:textarea-horizontal-align="justify" draw:textarea-vertical-align="middle" draw:auto-grow-height="false" fo:min-height="7.565cm" fo:min-width="2.04cm"/>
    </style:style>
    <style:style style:name="gr25" style:family="graphic" style:parent-style-name="standard">
      <style:graphic-properties draw:stroke="none" draw:fill="none" fo:min-height="0.72cm"/>
      <style:paragraph-properties style:writing-mode="lr-tb"/>
    </style:style>
    <style:style style:name="gr26" style:family="graphic" style:parent-style-name="objectwithoutfill">
      <style:graphic-properties svg:stroke-width="0.025cm" draw:marker-start-width="0.229cm" draw:marker-end-width="0.229cm" draw:fill="solid" draw:textarea-vertical-align="middle" fo:padding-top="0.112cm" fo:padding-bottom="0.112cm" fo:padding-left="0.237cm" fo:padding-right="0.237cm"/>
    </style:style>
    <style:style style:name="gr27" style:family="graphic" style:parent-style-name="standard">
      <style:graphic-properties draw:stroke="none" draw:fill="none" fo:min-height="1.271cm"/>
      <style:paragraph-properties style:writing-mode="lr-tb"/>
    </style:style>
    <style:style style:name="gr28" style:family="graphic" style:parent-style-name="standard">
      <style:graphic-properties draw:stroke="solid" draw:textarea-horizontal-align="justify" draw:textarea-vertical-align="middle" draw:auto-grow-height="false" fo:min-height="1.655cm" fo:min-width="2.04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loext:graphic-properties draw:fill="none"/>
      <style:paragraph-properties style:writing-mode="lr-tb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 style:writing-mode="lr-tb"/>
    </style:style>
    <style:style style:name="P7" style:family="paragraph">
      <loext:graphic-properties draw:fill="none"/>
      <style:paragraph-properties style:writing-mode="lr-tb"/>
      <style:text-properties fo:font-size="8pt" style:font-size-asian="8pt" style:font-size-complex="8pt"/>
    </style:style>
    <style:style style:name="P8" style:family="paragraph">
      <loext:graphic-properties draw:fill="none"/>
      <style:paragraph-properties fo:text-align="center" style:writing-mode="lr-tb"/>
      <style:text-properties fo:font-size="8pt" style:font-size-asian="8pt" style:font-size-complex="8pt"/>
    </style:style>
    <style:style style:name="P9" style:family="paragraph">
      <style:paragraph-properties fo:text-align="center" style:writing-mode="lr-tb"/>
    </style:style>
    <style:style style:name="P10" style:family="paragraph">
      <loext:graphic-properties draw:fill="none"/>
      <style:paragraph-properties fo:text-align="center" style:writing-mode="lr-tb"/>
      <style:text-properties style:font-name="Consolas1" fo:font-size="10pt" style:font-size-asian="10pt" style:font-size-complex="10pt"/>
    </style:style>
    <style:style style:name="P11" style:family="paragraph">
      <style:paragraph-properties fo:text-align="start"/>
    </style:style>
    <style:style style:name="P12" style:family="paragraph">
      <loext:graphic-properties draw:fill="none"/>
      <style:paragraph-properties fo:text-align="start" style:writing-mode="lr-tb"/>
      <style:text-properties fo:font-size="8pt" style:font-size-asian="8pt" style:font-size-complex="8pt"/>
    </style:style>
    <style:style style:name="P13" style:family="paragraph">
      <style:paragraph-properties fo:margin-left="0cm" fo:margin-right="0cm" fo:margin-top="0cm" fo:margin-bottom="0cm" fo:line-height="100%" fo:text-align="center" fo:text-indent="0cm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/>
      <style:text-properties fo:font-size="8pt" style:font-size-asian="8pt" style:font-size-complex="8pt"/>
    </style:style>
    <style:style style:name="T1" style:family="text">
      <style:text-properties style:font-name="Consolas1" fo:font-size="10pt" style:font-size-asian="10pt" style:font-size-complex="10pt"/>
    </style:style>
    <style:style style:name="T2" style:family="text">
      <style:text-properties style:font-name="Consolas1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4.834cm" svg:y1="11.05cm" svg:x2="14.828cm" svg:y2="15.543cm">
          <text:p/>
        </draw:line>
        <draw:polyline draw:style-name="gr2" draw:text-style-name="P2" draw:layer="layout" svg:width="3.539cm" svg:height="2.857cm" draw:transform="rotate (-1.5707963267949) translate (12.43cm 11.99cm)" svg:viewBox="0 0 3540 2858" draw:points="3540,2858 2995,2857 3012,0 0,0">
          <text:p/>
        </draw:polyline>
        <draw:custom-shape draw:style-name="gr3" draw:text-style-name="P3" draw:layer="layout" svg:width="6.283cm" svg:height="0.548cm" svg:x="10.274cm" svg:y="11.34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9.777cm" svg:height="0.548cm" svg:x="10.274cm" svg:y="12.34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9.777cm" svg:height="0.548cm" svg:x="10.274cm" svg:y="13.342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4.397cm" svg:height="0.603cm" svg:x="4.827cm" svg:y="5.237cm">
          <draw:text-box>
            <text:p><text:span text:style-name="T1">struct EntityBatch_t</text:span></text:p>
          </draw:text-box>
        </draw:frame>
        <draw:g>
          <draw:custom-shape draw:style-name="gr6" draw:text-style-name="P5" draw:layer="layout" svg:width="9.208cm" svg:height="1.47cm" svg:x="5.127cm" svg:y="5.757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6" draw:layer="layout" svg:width="2.167cm" svg:height="1.304cm" svg:x="5.027cm" svg:y="5.957cm">
            <draw:text-box>
              <text:p text:style-name="P5"><text:span text:style-name="T1">Entity_t</text:span></text:p>
              <text:p text:style-name="P5"><text:span text:style-name="T1"/></text:p>
              <text:p text:style-name="P5"><text:span text:style-name="T1">0</text:span></text:p>
            </draw:text-box>
          </draw:frame>
          <draw:line draw:style-name="gr8" draw:text-style-name="P2" draw:layer="layout" svg:x1="7.132cm" svg:y1="5.757cm" svg:x2="7.132cm" svg:y2="7.227cm">
            <text:p/>
          </draw:line>
          <draw:frame draw:style-name="gr7" draw:text-style-name="P6" draw:layer="layout" svg:width="2.167cm" svg:height="1.304cm" svg:x="7.028cm" svg:y="5.957cm">
            <draw:text-box>
              <text:p text:style-name="P5"><text:span text:style-name="T1">Entity_t</text:span></text:p>
              <text:p text:style-name="P5"><text:span text:style-name="T1"/></text:p>
              <text:p text:style-name="P5"><text:span text:style-name="T1">1</text:span></text:p>
            </draw:text-box>
          </draw:frame>
          <draw:line draw:style-name="gr8" draw:text-style-name="P2" draw:layer="layout" svg:x1="9.132cm" svg:y1="5.757cm" svg:x2="9.132cm" svg:y2="7.227cm">
            <text:p/>
          </draw:line>
          <draw:frame draw:style-name="gr7" draw:text-style-name="P6" draw:layer="layout" svg:width="2.167cm" svg:height="1.304cm" svg:x="12.329cm" svg:y="5.957cm">
            <draw:text-box>
              <text:p text:style-name="P5"><text:span text:style-name="T1">Entity_t</text:span></text:p>
              <text:p text:style-name="P5"><text:span text:style-name="T1"/></text:p>
              <text:p text:style-name="P5"><text:span text:style-name="T1">255</text:span></text:p>
            </draw:text-box>
          </draw:frame>
          <draw:line draw:style-name="gr8" draw:text-style-name="P2" draw:layer="layout" svg:x1="12.432cm" svg:y1="5.757cm" svg:x2="12.432cm" svg:y2="7.227cm">
            <text:p/>
          </draw:line>
          <draw:frame draw:style-name="gr9" draw:text-style-name="P6" draw:layer="layout" svg:width="3.3cm" svg:height="0.953cm" svg:x="9.132cm" svg:y="5.957cm">
            <draw:text-box>
              <text:p text:style-name="P5"><text:span text:style-name="T1"/></text:p>
              <text:p text:style-name="P5"><text:span text:style-name="T1">...</text:span></text:p>
            </draw:text-box>
          </draw:frame>
        </draw:g>
        <draw:custom-shape draw:style-name="gr6" draw:text-style-name="P5" draw:layer="layout" svg:width="9.208cm" svg:height="1.47cm" svg:x="16.463cm" svg:y="5.757cm">
          <text:p/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2.167cm" svg:height="1.304cm" svg:x="16.363cm" svg:y="5.957cm">
          <draw:text-box>
            <text:p text:style-name="P5"><text:span text:style-name="T1">Entity_t</text:span></text:p>
            <text:p text:style-name="P5"><text:span text:style-name="T1"/></text:p>
            <text:p text:style-name="P5"><text:span text:style-name="T1">0</text:span></text:p>
          </draw:text-box>
        </draw:frame>
        <draw:line draw:style-name="gr8" draw:text-style-name="P2" draw:layer="layout" svg:x1="18.468cm" svg:y1="5.757cm" svg:x2="18.468cm" svg:y2="7.227cm">
          <text:p/>
        </draw:line>
        <draw:frame draw:style-name="gr7" draw:text-style-name="P6" draw:layer="layout" svg:width="2.167cm" svg:height="1.304cm" svg:x="18.364cm" svg:y="5.957cm">
          <draw:text-box>
            <text:p text:style-name="P5"><text:span text:style-name="T1">Entity_t</text:span></text:p>
            <text:p text:style-name="P5"><text:span text:style-name="T1"/></text:p>
            <text:p text:style-name="P5"><text:span text:style-name="T1">1</text:span></text:p>
          </draw:text-box>
        </draw:frame>
        <draw:line draw:style-name="gr8" draw:text-style-name="P2" draw:layer="layout" svg:x1="20.468cm" svg:y1="5.757cm" svg:x2="20.468cm" svg:y2="7.227cm">
          <text:p/>
        </draw:line>
        <draw:frame draw:style-name="gr7" draw:text-style-name="P6" draw:layer="layout" svg:width="2.167cm" svg:height="1.304cm" svg:x="23.665cm" svg:y="5.957cm">
          <draw:text-box>
            <text:p text:style-name="P5"><text:span text:style-name="T1">Entity_t</text:span></text:p>
            <text:p text:style-name="P5"><text:span text:style-name="T1"/></text:p>
            <text:p text:style-name="P5"><text:span text:style-name="T1">255</text:span></text:p>
          </draw:text-box>
        </draw:frame>
        <draw:line draw:style-name="gr8" draw:text-style-name="P2" draw:layer="layout" svg:x1="23.768cm" svg:y1="5.757cm" svg:x2="23.768cm" svg:y2="7.227cm">
          <text:p/>
        </draw:line>
        <draw:frame draw:style-name="gr9" draw:text-style-name="P6" draw:layer="layout" svg:width="3.3cm" svg:height="0.953cm" svg:x="20.468cm" svg:y="5.957cm">
          <draw:text-box>
            <text:p text:style-name="P5"><text:span text:style-name="T1"/></text:p>
            <text:p text:style-name="P5"><text:span text:style-name="T1">...</text:span></text:p>
          </draw:text-box>
        </draw:frame>
        <draw:polyline draw:style-name="gr10" draw:text-style-name="P1" draw:layer="layout" svg:width="1.84cm" svg:height="1.587cm" draw:transform="rotate (1.5707963267949) translate (6.397cm 5.762cm)" svg:viewBox="0 0 1841 1588" draw:points="0,0 952,0 952,1588 1841,1588">
          <text:p/>
        </draw:polyline>
        <draw:line draw:style-name="gr11" draw:text-style-name="P2" draw:layer="layout" svg:x1="14.335cm" svg:y1="6.492cm" svg:x2="16.463cm" svg:y2="6.492cm">
          <text:p/>
        </draw:line>
        <draw:g>
          <draw:line draw:style-name="gr12" draw:text-style-name="P2" draw:layer="layout" svg:x1="25.671cm" svg:y1="6.492cm" svg:x2="26.4cm" svg:y2="6.492cm">
            <text:p/>
          </draw:line>
          <draw:line draw:style-name="gr8" draw:text-style-name="P2" draw:layer="layout" svg:x1="26.386cm" svg:y1="6.174cm" svg:x2="26.386cm" svg:y2="6.809cm">
            <text:p/>
          </draw:line>
          <draw:line draw:style-name="gr8" draw:text-style-name="P2" draw:layer="layout" svg:x1="26.395cm" svg:y1="6.324cm" svg:x2="26.535cm" svg:y2="6.184cm">
            <text:p/>
          </draw:line>
          <draw:line draw:style-name="gr8" draw:text-style-name="P2" draw:layer="layout" svg:x1="26.386cm" svg:y1="6.539cm" svg:x2="26.543cm" svg:y2="6.383cm">
            <text:p/>
          </draw:line>
          <draw:line draw:style-name="gr8" draw:text-style-name="P2" draw:layer="layout" svg:x1="26.387cm" svg:y1="6.739cm" svg:x2="26.549cm" svg:y2="6.577cm">
            <text:p/>
          </draw:line>
        </draw:g>
        <draw:polyline draw:style-name="gr2" draw:text-style-name="P2" draw:layer="layout" svg:width="0.316cm" svg:height="2.222cm" draw:transform="rotate (-1.5707963267949) translate (10.525cm 7.228cm)" svg:viewBox="0 0 317 2223" draw:points="0,2223 317,2223 317,0 0,0">
          <text:p/>
        </draw:polyline>
        <draw:frame draw:style-name="gr13" draw:text-style-name="P7" draw:layer="layout" svg:width="1.27cm" svg:height="0.535cm" svg:x="8.937cm" svg:y="7.445cm">
          <draw:text-box>
            <text:p><text:span text:style-name="T2">next</text:span></text:p>
          </draw:text-box>
        </draw:frame>
        <draw:polyline draw:style-name="gr2" draw:text-style-name="P2" draw:layer="layout" svg:width="0.316cm" svg:height="8.572cm" draw:transform="rotate (-1.5707963267949) translate (19.415cm 7.228cm)" svg:viewBox="0 0 317 8573" draw:points="0,8573 317,8573 317,0 0,0">
          <text:p/>
        </draw:polyline>
        <draw:frame draw:style-name="gr14" draw:text-style-name="P8" draw:layer="layout" svg:width="8.478cm" svg:height="0.819cm" svg:x="10.937cm" svg:y="7.446cm">
          <draw:text-box>
            <text:p text:style-name="P5"><text:span text:style-name="T2">(linked list of entities within a chunk)</text:span></text:p>
          </draw:text-box>
        </draw:frame>
        <draw:frame draw:style-name="gr5" draw:text-style-name="P4" draw:layer="layout" svg:width="4.397cm" svg:height="0.603cm" svg:x="4.828cm" svg:y="9.038cm">
          <draw:text-box>
            <text:p><text:span text:style-name="T1">struct EntityBank_t</text:span></text:p>
          </draw:text-box>
        </draw:frame>
        <draw:custom-shape draw:style-name="gr15" draw:text-style-name="P5" draw:layer="layout" svg:width="6.349cm" svg:height="1.47cm" svg:x="5.128cm" svg:y="9.5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2" draw:layer="layout" svg:x1="9.133cm" svg:y1="9.544cm" svg:x2="9.133cm" svg:y2="11.014cm">
          <text:p/>
        </draw:line>
        <draw:frame draw:style-name="gr9" draw:text-style-name="P10" draw:layer="layout" svg:width="2.167cm" svg:height="0.953cm" svg:x="9.33cm" svg:y="9.844cm">
          <draw:text-box>
            <text:p text:style-name="P9"><text:span text:style-name="T1">OpenGL</text:span></text:p>
            <text:p text:style-name="P9"><text:span text:style-name="T1">data</text:span></text:p>
          </draw:text-box>
        </draw:frame>
        <draw:frame draw:style-name="gr16" draw:text-style-name="P10" draw:layer="layout" svg:width="4.124cm" svg:height="0.976cm" svg:x="5.131cm" svg:y="9.844cm">
          <draw:text-box>
            <text:p text:style-name="P9"><text:span text:style-name="T1">Model</text:span></text:p>
            <text:p text:style-name="P9"><text:span text:style-name="T1">data</text:span></text:p>
          </draw:text-box>
        </draw:frame>
        <draw:line draw:style-name="gr11" draw:text-style-name="P2" draw:layer="layout" svg:x1="11.477cm" svg:y1="10.307cm" svg:x2="13.605cm" svg:y2="10.307cm">
          <text:p/>
        </draw:line>
        <draw:custom-shape draw:style-name="gr15" draw:text-style-name="P5" draw:layer="layout" svg:width="6.349cm" svg:height="1.47cm" svg:x="13.625cm" svg:y="9.5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2" draw:layer="layout" svg:x1="17.63cm" svg:y1="9.533cm" svg:x2="17.63cm" svg:y2="11.003cm">
          <text:p/>
        </draw:line>
        <draw:frame draw:style-name="gr9" draw:text-style-name="P6" draw:layer="layout" svg:width="2.167cm" svg:height="0.953cm" svg:x="17.827cm" svg:y="9.833cm">
          <draw:text-box>
            <text:p text:style-name="P5"><text:span text:style-name="T1">OpenGL</text:span></text:p>
            <text:p text:style-name="P5"><text:span text:style-name="T1">data</text:span></text:p>
          </draw:text-box>
        </draw:frame>
        <draw:frame draw:style-name="gr9" draw:text-style-name="P6" draw:layer="layout" svg:width="4.124cm" svg:height="0.953cm" svg:x="13.628cm" svg:y="9.833cm">
          <draw:text-box>
            <text:p text:style-name="P5"><text:span text:style-name="T1">Model</text:span></text:p>
            <text:p text:style-name="P5"><text:span text:style-name="T1">data</text:span></text:p>
          </draw:text-box>
        </draw:frame>
        <draw:g>
          <draw:line draw:style-name="gr12" draw:text-style-name="P2" draw:layer="layout" svg:x1="19.974cm" svg:y1="10.297cm" svg:x2="20.703cm" svg:y2="10.297cm">
            <text:p/>
          </draw:line>
          <draw:line draw:style-name="gr8" draw:text-style-name="P2" draw:layer="layout" svg:x1="20.689cm" svg:y1="9.979cm" svg:x2="20.689cm" svg:y2="10.614cm">
            <text:p/>
          </draw:line>
          <draw:line draw:style-name="gr8" draw:text-style-name="P2" draw:layer="layout" svg:x1="20.698cm" svg:y1="10.129cm" svg:x2="20.838cm" svg:y2="9.989cm">
            <text:p/>
          </draw:line>
          <draw:line draw:style-name="gr8" draw:text-style-name="P2" draw:layer="layout" svg:x1="20.689cm" svg:y1="10.344cm" svg:x2="20.846cm" svg:y2="10.188cm">
            <text:p/>
          </draw:line>
          <draw:line draw:style-name="gr8" draw:text-style-name="P2" draw:layer="layout" svg:x1="20.69cm" svg:y1="10.544cm" svg:x2="20.852cm" svg:y2="10.382cm">
            <text:p/>
          </draw:line>
        </draw:g>
        <draw:polyline draw:style-name="gr2" draw:text-style-name="P2" draw:layer="layout" svg:width="2.295cm" svg:height="2.856cm" draw:transform="rotate (-1.5707963267949) translate (8.937cm 7.227cm)" svg:viewBox="0 0 2296 2857" draw:points="0,2857 953,2857 953,0 2296,0">
          <text:p/>
        </draw:polyline>
        <draw:frame draw:style-name="gr13" draw:text-style-name="P7" draw:layer="layout" svg:width="1.905cm" svg:height="0.535cm" svg:x="6.715cm" svg:y="8.18cm">
          <draw:text-box>
            <text:p><text:span text:style-name="T2">VBObank</text:span></text:p>
          </draw:text-box>
        </draw:frame>
        <draw:frame draw:style-name="gr13" draw:text-style-name="P12" draw:layer="layout" svg:width="6.283cm" svg:height="0.535cm" svg:x="10.274cm" svg:y="11.355cm">
          <draw:text-box>
            <text:p text:style-name="P11"><text:span text:style-name="T2">vboModel: Vertex data per model</text:span></text:p>
          </draw:text-box>
        </draw:frame>
        <draw:polyline draw:style-name="gr8" draw:text-style-name="P2" draw:layer="layout" svg:width="6.284cm" svg:height="0.547cm" draw:transform="rotate (-3.14159265358979) translate (16.557cm 11.89cm)" svg:viewBox="0 0 6285 548" draw:points="0,548 6285,548 6285,0 0,11">
          <text:p/>
        </draw:polyline>
        <draw:frame draw:style-name="gr13" draw:text-style-name="P12" draw:layer="layout" svg:width="5.965cm" svg:height="0.535cm" svg:x="10.275cm" svg:y="12.355cm">
          <draw:text-box>
            <text:p text:style-name="P11"><text:span text:style-name="T2">vboLoc: Vertex data per instance</text:span></text:p>
          </draw:text-box>
        </draw:frame>
        <draw:polyline draw:style-name="gr8" draw:text-style-name="P2" draw:layer="layout" svg:width="9.776cm" svg:height="0.547cm" draw:transform="rotate (-3.14159265358979) translate (20.05cm 12.89cm)" svg:viewBox="0 0 9777 548" draw:points="0,548 9777,548 9777,0 0,11">
          <text:p/>
        </draw:polyline>
        <draw:frame draw:style-name="gr17" draw:text-style-name="P12" draw:layer="layout" svg:width="9.139cm" svg:height="0.635cm" svg:x="10.276cm" svg:y="13.342cm">
          <draw:text-box>
            <text:p text:style-name="P11"><text:span text:style-name="T2">vboMDAI: command buffer for glMultiDrawArraysIndirect()</text:span></text:p>
          </draw:text-box>
        </draw:frame>
        <draw:polyline draw:style-name="gr18" draw:text-style-name="P2" draw:layer="layout" svg:width="9.776cm" svg:height="0.547cm" draw:transform="rotate (-3.14159265358979) translate (20.051cm 13.89cm)" svg:viewBox="0 0 9777 548" draw:points="0,548 9777,548 9777,0 0,11">
          <text:p/>
        </draw:polyline>
        <draw:line draw:style-name="gr2" draw:text-style-name="P2" draw:layer="layout" svg:x1="9.574cm" svg:y1="11.623cm" svg:x2="10.274cm" svg:y2="11.623cm">
          <text:p/>
        </draw:line>
        <draw:line draw:style-name="gr2" draw:text-style-name="P2" draw:layer="layout" svg:x1="9.575cm" svg:y1="12.615cm" svg:x2="10.275cm" svg:y2="12.615cm">
          <text:p/>
        </draw:line>
        <draw:line draw:style-name="gr2" draw:text-style-name="P2" draw:layer="layout" svg:x1="9.574cm" svg:y1="13.633cm" svg:x2="10.274cm" svg:y2="13.633cm">
          <text:p/>
        </draw:line>
        <draw:line draw:style-name="gr19" draw:text-style-name="P2" draw:layer="layout" svg:x1="9.572cm" svg:y1="13.648cm" svg:x2="9.572cm" svg:y2="11.037cm">
          <text:p/>
        </draw:line>
        <draw:polyline draw:style-name="gr2" draw:text-style-name="P2" draw:layer="layout" svg:width="0.634cm" svg:height="1.904cm" draw:transform="rotate (-1.5707963267949) translate (21.002cm 11.037cm)" svg:viewBox="0 0 635 1905" draw:points="0,1905 635,1905 635,0">
          <text:p/>
        </draw:polyline>
        <draw:frame draw:style-name="gr5" draw:text-style-name="P4" draw:layer="layout" svg:width="1.086cm" svg:height="0.603cm" svg:x="21.002cm" svg:y="11.355cm">
          <draw:text-box>
            <text:p><text:span text:style-name="T1">...</text:span></text:p>
          </draw:text-box>
        </draw:frame>
        <draw:polyline draw:style-name="gr2" draw:text-style-name="P2" draw:layer="layout" svg:width="2.295cm" svg:height="2.856cm" draw:transform="rotate (-1.5707963267949) translate (10.789cm 7.221cm)" svg:viewBox="0 0 2296 2857" draw:points="0,2857 725,2857 742,0 2296,0">
          <text:p/>
        </draw:polyline>
        <draw:frame draw:style-name="gr13" draw:text-style-name="P7" draw:layer="layout" svg:width="1.905cm" svg:height="0.535cm" svg:x="10.642cm" svg:y="8.18cm">
          <draw:text-box>
            <text:p><text:span text:style-name="T2">VBObank</text:span></text:p>
          </draw:text-box>
        </draw:frame>
        <draw:frame draw:style-name="gr9" draw:text-style-name="P10" draw:layer="layout" svg:width="1.911cm" svg:height="0.953cm" svg:x="5.121cm" svg:y="15.831cm">
          <draw:text-box>
            <text:p text:style-name="P9"><text:span text:style-name="T1">bbox</text:span></text:p>
            <text:p text:style-name="P9"><text:span text:style-name="T1"/></text:p>
          </draw:text-box>
        </draw:frame>
        <draw:frame draw:style-name="gr5" draw:text-style-name="P4" draw:layer="layout" svg:width="4.397cm" svg:height="0.603cm" svg:x="4.829cm" svg:y="14.907cm">
          <draw:text-box>
            <text:p><text:span text:style-name="T1">struct EntityModel_t</text:span></text:p>
          </draw:text-box>
        </draw:frame>
        <draw:polyline draw:style-name="gr20" draw:text-style-name="P1" draw:layer="layout" svg:width="5.722cm" svg:height="1.476cm" draw:transform="rotate (-3.14159265358979) translate (10.845cm 17.007cm)" svg:viewBox="0 0 5723 1477" draw:points="0,1477 5715,1477 5723,0 0,0">
          <text:p/>
        </draw:polyline>
        <draw:line draw:style-name="gr8" draw:text-style-name="P2" draw:layer="layout" svg:x1="9.89cm" svg:y1="15.53cm" svg:x2="9.89cm" svg:y2="17cm">
          <text:p/>
        </draw:line>
        <draw:line draw:style-name="gr21" draw:text-style-name="P2" draw:layer="layout" svg:x1="7.05cm" svg:y1="15.53cm" svg:x2="7.05cm" svg:y2="17cm">
          <text:p/>
        </draw:line>
        <draw:frame draw:style-name="gr9" draw:text-style-name="P10" draw:layer="layout" svg:width="2.592cm" svg:height="0.953cm" svg:x="7.122cm" svg:y="15.831cm">
          <draw:text-box>
            <text:p text:style-name="P9"><text:span text:style-name="T1">Vertex</text:span></text:p>
            <text:p text:style-name="P9"><text:span text:style-name="T1">data</text:span></text:p>
          </draw:text-box>
        </draw:frame>
        <draw:frame draw:style-name="gr9" draw:text-style-name="P10" draw:layer="layout" svg:width="1.911cm" svg:height="0.953cm" svg:x="13.622cm" svg:y="15.844cm">
          <draw:text-box>
            <text:p text:style-name="P9"><text:span text:style-name="T1">bbox</text:span></text:p>
            <text:p text:style-name="P9"><text:span text:style-name="T1"/></text:p>
          </draw:text-box>
        </draw:frame>
        <draw:frame draw:style-name="gr5" draw:text-style-name="P4" draw:layer="layout" svg:width="4.397cm" svg:height="0.603cm" svg:x="13.33cm" svg:y="15.02cm">
          <draw:text-box>
            <text:p><text:span text:style-name="T1">struct EntityModel_t</text:span></text:p>
          </draw:text-box>
        </draw:frame>
        <draw:polyline draw:style-name="gr20" draw:text-style-name="P1" draw:layer="layout" svg:width="5.722cm" svg:height="1.476cm" draw:transform="rotate (-3.14159265358979) translate (19.346cm 17.02cm)" svg:viewBox="0 0 5723 1477" draw:points="0,1477 5715,1477 5723,0 0,0">
          <text:p/>
        </draw:polyline>
        <draw:line draw:style-name="gr8" draw:text-style-name="P2" draw:layer="layout" svg:x1="18.391cm" svg:y1="15.543cm" svg:x2="18.391cm" svg:y2="17.013cm">
          <text:p/>
        </draw:line>
        <draw:line draw:style-name="gr21" draw:text-style-name="P2" draw:layer="layout" svg:x1="15.551cm" svg:y1="15.543cm" svg:x2="15.551cm" svg:y2="17.013cm">
          <text:p/>
        </draw:line>
        <draw:frame draw:style-name="gr9" draw:text-style-name="P10" draw:layer="layout" svg:width="2.592cm" svg:height="0.953cm" svg:x="15.623cm" svg:y="15.844cm">
          <draw:text-box>
            <text:p text:style-name="P9"><text:span text:style-name="T1">Vertex</text:span></text:p>
            <text:p text:style-name="P9"><text:span text:style-name="T1">data</text:span></text:p>
          </draw:text-box>
        </draw:frame>
        <draw:line draw:style-name="gr1" draw:text-style-name="P1" draw:layer="layout" svg:x1="6.338cm" svg:y1="11.037cm" svg:x2="6.332cm" svg:y2="15.53cm">
          <text:p/>
        </draw:line>
        <draw:frame draw:style-name="gr5" draw:text-style-name="P4" draw:layer="layout" svg:width="1.086cm" svg:height="0.603cm" svg:x="10.391cm" svg:y="16.017cm">
          <draw:text-box>
            <text:p><text:span text:style-name="T1">...</text:span></text:p>
          </draw:text-box>
        </draw:frame>
        <draw:frame draw:style-name="gr5" draw:text-style-name="P4" draw:layer="layout" svg:width="1.086cm" svg:height="0.603cm" svg:x="18.746cm" svg:y="16.032cm">
          <draw:text-box>
            <text:p><text:span text:style-name="T1">...</text:span></text:p>
          </draw:text-box>
        </draw:frame>
        <draw:custom-shape draw:style-name="gr22" draw:text-style-name="P2" draw:layer="layout" svg:width="0.317cm" svg:height="2.54cm" svg:x="8.938cm" svg:y="11.35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3" draw:text-style-name="P14" draw:layer="layout" svg:width="4.762cm" svg:height="1.955cm" svg:x="4.375cm" svg:y="12.04cm">
          <draw:text-box>
            <text:p text:style-name="P13"><text:span text:style-name="T2">One glMultiDrawArraysIndirect() draw call</text:span></text:p>
          </draw:text-box>
        </draw:frame>
        <draw:custom-shape draw:style-name="gr24" draw:text-style-name="P5" draw:layer="layout" svg:width="2.54cm" svg:height="7.815cm" svg:x="1cm" svg:y="5.762cm">
          <text:p/>
          <draw:enhanced-geometry svg:viewBox="0 0 21600 21600" draw:type="rectangle" draw:enhanced-path="M 0 0 L 21600 0 21600 21600 0 21600 0 0 Z N"/>
        </draw:custom-shape>
        <draw:frame draw:style-name="gr25" draw:text-style-name="P6" draw:layer="layout" svg:width="3.493cm" svg:height="0.97cm" svg:x="0.582cm" svg:y="4.87cm">
          <draw:text-box>
            <text:p text:style-name="P5"><text:span text:style-name="T1">struct EntityPrivate_t</text:span></text:p>
          </draw:text-box>
        </draw:frame>
        <draw:line draw:style-name="gr26" draw:text-style-name="P1" draw:layer="layout" svg:x1="1cm" svg:y1="8.18cm" svg:x2="3.54cm" svg:y2="8.18cm">
          <text:p/>
        </draw:line>
        <draw:frame draw:style-name="gr9" draw:text-style-name="P10" draw:layer="layout" svg:width="1.911cm" svg:height="0.953cm" svg:x="1.311cm" svg:y="6.592cm">
          <draw:text-box>
            <text:p text:style-name="P9"><text:span text:style-name="T1">list</text:span></text:p>
            <text:p text:style-name="P9"><text:span text:style-name="T1"/></text:p>
          </draw:text-box>
        </draw:frame>
        <draw:polyline draw:style-name="gr1" draw:text-style-name="P1" draw:layer="layout" svg:width="1.586cm" svg:height="0.413cm" svg:x="3.54cm" svg:y="6.496cm" svg:viewBox="0 0 1587 414" draw:points="0,414 635,414 632,0 1587,0">
          <text:p/>
        </draw:polyline>
        <draw:frame draw:style-name="gr9" draw:text-style-name="P10" draw:layer="layout" svg:width="1.911cm" svg:height="0.953cm" svg:x="1.312cm" svg:y="10.393cm">
          <draw:text-box>
            <text:p text:style-name="P9"><text:span text:style-name="T1">banks</text:span></text:p>
          </draw:text-box>
        </draw:frame>
        <draw:polyline draw:style-name="gr1" draw:text-style-name="P1" draw:layer="layout" svg:width="1.58cm" svg:height="0.413cm" svg:x="3.54cm" svg:y="10.245cm" svg:viewBox="0 0 1581 414" draw:points="0,414 629,414 626,0 1581,0">
          <text:p/>
        </draw:polyline>
        <draw:custom-shape draw:style-name="gr6" draw:text-style-name="P5" draw:layer="layout" svg:width="9.208cm" svg:height="1.47cm" svg:x="5.14cm" svg:y="2.451cm">
          <text:p/>
          <draw:enhanced-geometry svg:viewBox="0 0 21600 21600" draw:type="rectangle" draw:enhanced-path="M 0 0 L 21600 0 21600 21600 0 21600 0 0 Z N"/>
        </draw:custom-shape>
        <draw:frame draw:style-name="gr27" draw:text-style-name="P6" draw:layer="layout" svg:width="2.223cm" svg:height="1.521cm" svg:x="5.027cm" svg:y="2.654cm">
          <draw:text-box>
            <text:p text:style-name="P5"><text:span text:style-name="T2">QuadTree_t</text:span></text:p>
            <text:p text:style-name="P5"><text:span text:style-name="T1"/></text:p>
            <text:p text:style-name="P5"><text:span text:style-name="T1">0</text:span></text:p>
          </draw:text-box>
        </draw:frame>
        <draw:line draw:style-name="gr8" draw:text-style-name="P2" draw:layer="layout" svg:x1="7.145cm" svg:y1="2.451cm" svg:x2="7.145cm" svg:y2="3.921cm">
          <text:p/>
        </draw:line>
        <draw:line draw:style-name="gr8" draw:text-style-name="P2" draw:layer="layout" svg:x1="9.145cm" svg:y1="2.451cm" svg:x2="9.145cm" svg:y2="3.921cm">
          <text:p/>
        </draw:line>
        <draw:line draw:style-name="gr8" draw:text-style-name="P2" draw:layer="layout" svg:x1="12.445cm" svg:y1="2.451cm" svg:x2="12.445cm" svg:y2="3.921cm">
          <text:p/>
        </draw:line>
        <draw:frame draw:style-name="gr9" draw:text-style-name="P6" draw:layer="layout" svg:width="3.3cm" svg:height="0.953cm" svg:x="9.145cm" svg:y="2.651cm">
          <draw:text-box>
            <text:p text:style-name="P5"><text:span text:style-name="T1"/></text:p>
            <text:p text:style-name="P5"><text:span text:style-name="T1">...</text:span></text:p>
          </draw:text-box>
        </draw:frame>
        <draw:custom-shape draw:style-name="gr6" draw:text-style-name="P5" draw:layer="layout" svg:width="9.208cm" svg:height="1.47cm" svg:x="16.476cm" svg:y="2.451cm">
          <text:p/>
          <draw:enhanced-geometry svg:viewBox="0 0 21600 21600" draw:type="rectangle" draw:enhanced-path="M 0 0 L 21600 0 21600 21600 0 21600 0 0 Z N"/>
        </draw:custom-shape>
        <draw:line draw:style-name="gr8" draw:text-style-name="P2" draw:layer="layout" svg:x1="18.481cm" svg:y1="2.451cm" svg:x2="18.481cm" svg:y2="3.921cm">
          <text:p/>
        </draw:line>
        <draw:line draw:style-name="gr8" draw:text-style-name="P2" draw:layer="layout" svg:x1="20.481cm" svg:y1="2.451cm" svg:x2="20.481cm" svg:y2="3.921cm">
          <text:p/>
        </draw:line>
        <draw:line draw:style-name="gr8" draw:text-style-name="P2" draw:layer="layout" svg:x1="23.781cm" svg:y1="2.451cm" svg:x2="23.781cm" svg:y2="3.921cm">
          <text:p/>
        </draw:line>
        <draw:frame draw:style-name="gr9" draw:text-style-name="P6" draw:layer="layout" svg:width="3.3cm" svg:height="0.953cm" svg:x="20.481cm" svg:y="2.651cm">
          <draw:text-box>
            <text:p text:style-name="P5"><text:span text:style-name="T1"/></text:p>
            <text:p text:style-name="P5"><text:span text:style-name="T1">...</text:span></text:p>
          </draw:text-box>
        </draw:frame>
        <draw:line draw:style-name="gr11" draw:text-style-name="P2" draw:layer="layout" svg:x1="14.348cm" svg:y1="3.186cm" svg:x2="16.476cm" svg:y2="3.186cm">
          <text:p/>
        </draw:line>
        <draw:g>
          <draw:line draw:style-name="gr12" draw:text-style-name="P2" draw:layer="layout" svg:x1="25.684cm" svg:y1="3.186cm" svg:x2="26.413cm" svg:y2="3.186cm">
            <text:p/>
          </draw:line>
          <draw:line draw:style-name="gr8" draw:text-style-name="P2" draw:layer="layout" svg:x1="26.399cm" svg:y1="2.868cm" svg:x2="26.399cm" svg:y2="3.503cm">
            <text:p/>
          </draw:line>
          <draw:line draw:style-name="gr8" draw:text-style-name="P2" draw:layer="layout" svg:x1="26.408cm" svg:y1="3.018cm" svg:x2="26.548cm" svg:y2="2.878cm">
            <text:p/>
          </draw:line>
          <draw:line draw:style-name="gr8" draw:text-style-name="P2" draw:layer="layout" svg:x1="26.399cm" svg:y1="3.233cm" svg:x2="26.556cm" svg:y2="3.077cm">
            <text:p/>
          </draw:line>
          <draw:line draw:style-name="gr8" draw:text-style-name="P2" draw:layer="layout" svg:x1="26.4cm" svg:y1="3.433cm" svg:x2="26.562cm" svg:y2="3.271cm">
            <text:p/>
          </draw:line>
        </draw:g>
        <draw:polyline draw:style-name="gr2" draw:text-style-name="P2" draw:layer="layout" svg:width="0.316cm" svg:height="2.222cm" draw:transform="rotate (-1.5707963267949) translate (10.538cm 3.922cm)" svg:viewBox="0 0 317 2223" draw:points="0,2223 317,2223 317,0 0,0">
          <text:p/>
        </draw:polyline>
        <draw:polyline draw:style-name="gr2" draw:text-style-name="P2" draw:layer="layout" svg:width="0.316cm" svg:height="8.572cm" draw:transform="rotate (-1.5707963267949) translate (19.428cm 3.922cm)" svg:viewBox="0 0 317 8573" draw:points="0,8573 317,8573 317,0 0,0">
          <text:p/>
        </draw:polyline>
        <draw:frame draw:style-name="gr14" draw:text-style-name="P7" draw:layer="layout" svg:width="1.588cm" svg:height="0.819cm" svg:x="8.937cm" svg:y="4.245cm">
          <draw:text-box>
            <text:p><text:span text:style-name="T2">qnext</text:span></text:p>
          </draw:text-box>
        </draw:frame>
        <draw:frame draw:style-name="gr14" draw:text-style-name="P8" draw:layer="layout" svg:width="8.478cm" svg:height="0.819cm" svg:x="10.937cm" svg:y="4.246cm">
          <draw:text-box>
            <text:p text:style-name="P5"><text:span text:style-name="T2">(linked list of entities within a quadtree node)</text:span></text:p>
          </draw:text-box>
        </draw:frame>
        <draw:frame draw:style-name="gr5" draw:text-style-name="P4" draw:layer="layout" svg:width="4.397cm" svg:height="0.603cm" svg:x="4.858cm" svg:y="1.867cm">
          <draw:text-box>
            <text:p><text:span text:style-name="T1">struct QuadBatch_t</text:span></text:p>
          </draw:text-box>
        </draw:frame>
        <draw:frame draw:style-name="gr27" draw:text-style-name="P6" draw:layer="layout" svg:width="2.223cm" svg:height="1.521cm" svg:x="7.028cm" svg:y="2.655cm">
          <draw:text-box>
            <text:p text:style-name="P5"><text:span text:style-name="T2">QuadTree_t</text:span></text:p>
            <text:p text:style-name="P5"><text:span text:style-name="T1"/></text:p>
            <text:p text:style-name="P5"><text:span text:style-name="T1">1</text:span></text:p>
          </draw:text-box>
        </draw:frame>
        <draw:frame draw:style-name="gr27" draw:text-style-name="P6" draw:layer="layout" svg:width="2.223cm" svg:height="1.521cm" svg:x="12.329cm" svg:y="2.656cm">
          <draw:text-box>
            <text:p text:style-name="P5"><text:span text:style-name="T2">QuadTree_t</text:span></text:p>
            <text:p text:style-name="P5"><text:span text:style-name="T1"/></text:p>
            <text:p text:style-name="P5"><text:span text:style-name="T1">95</text:span></text:p>
          </draw:text-box>
        </draw:frame>
        <draw:frame draw:style-name="gr14" draw:text-style-name="P7" draw:layer="layout" svg:width="1.588cm" svg:height="0.819cm" svg:x="6.637cm" svg:y="4.346cm">
          <draw:text-box>
            <text:p><text:span text:style-name="T2">qnode</text:span></text:p>
          </draw:text-box>
        </draw:frame>
        <draw:polyline draw:style-name="gr10" draw:text-style-name="P1" draw:layer="layout" svg:width="1.847cm" svg:height="2.222cm" draw:transform="rotate (1.5707963267949) translate (8.937cm 5.769cm)" svg:viewBox="0 0 1848 2223" draw:points="0,11 642,0 642,2223 1848,2223">
          <text:p/>
        </draw:polyline>
        <draw:polyline draw:style-name="gr10" draw:text-style-name="P1" draw:layer="layout" svg:width="1.853cm" svg:height="1.06cm" draw:transform="rotate (1.5707963267949) translate (12.789cm 5.776cm)" svg:viewBox="0 0 1854 1061" draw:points="0,11 642,0 636,1061 1854,1061">
          <text:p/>
        </draw:polyline>
        <draw:frame draw:style-name="gr27" draw:text-style-name="P6" draw:layer="layout" svg:width="2.223cm" svg:height="1.521cm" svg:x="16.328cm" svg:y="2.655cm">
          <draw:text-box>
            <text:p text:style-name="P5"><text:span text:style-name="T2">QuadTree_t</text:span></text:p>
            <text:p text:style-name="P5"><text:span text:style-name="T1"/></text:p>
            <text:p text:style-name="P5"><text:span text:style-name="T1">0</text:span></text:p>
          </draw:text-box>
        </draw:frame>
        <draw:frame draw:style-name="gr27" draw:text-style-name="P6" draw:layer="layout" svg:width="2.223cm" svg:height="1.521cm" svg:x="23.63cm" svg:y="2.657cm">
          <draw:text-box>
            <text:p text:style-name="P5"><text:span text:style-name="T2">QuadTree_t</text:span></text:p>
            <text:p text:style-name="P5"><text:span text:style-name="T1"/></text:p>
            <text:p text:style-name="P5"><text:span text:style-name="T1">95</text:span></text:p>
          </draw:text-box>
        </draw:frame>
        <draw:frame draw:style-name="gr27" draw:text-style-name="P6" draw:layer="layout" svg:width="2.223cm" svg:height="1.521cm" svg:x="18.329cm" svg:y="2.656cm">
          <draw:text-box>
            <text:p text:style-name="P5"><text:span text:style-name="T2">QuadTree_t</text:span></text:p>
            <text:p text:style-name="P5"><text:span text:style-name="T1"/></text:p>
            <text:p text:style-name="P5"><text:span text:style-name="T1">1</text:span></text:p>
          </draw:text-box>
        </draw:frame>
        <draw:custom-shape draw:style-name="gr28" draw:text-style-name="P5" draw:layer="layout" svg:width="2.54cm" svg:height="1.905cm" svg:x="1cm" svg:y="2.27cm">
          <text:p/>
          <draw:enhanced-geometry svg:viewBox="0 0 21600 21600" draw:type="rectangle" draw:enhanced-path="M 0 0 L 21600 0 21600 21600 0 21600 0 0 Z N"/>
        </draw:custom-shape>
        <draw:frame draw:style-name="gr9" draw:text-style-name="P10" draw:layer="layout" svg:width="1.911cm" svg:height="0.953cm" svg:x="1.311cm" svg:y="2.904cm">
          <draw:text-box>
            <text:p text:style-name="P9"><text:span text:style-name="T1">qroot</text:span></text:p>
          </draw:text-box>
        </draw:frame>
        <draw:polyline draw:style-name="gr1" draw:text-style-name="P1" draw:layer="layout" svg:width="1.586cm" svg:height="0.413cm" svg:x="3.54cm" svg:y="3.222cm" svg:viewBox="0 0 1587 414" draw:points="0,414 635,414 632,0 1587,0">
          <text:p/>
        </draw:polyline>
        <draw:frame draw:style-name="gr25" draw:text-style-name="P6" draw:layer="layout" svg:width="3.493cm" svg:height="0.97cm" svg:x="0.682cm" svg:y="1.317cm">
          <draw:text-box>
            <text:p text:style-name="P5"><text:span text:style-name="T1">struct QuadTree_t *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onsolas1" svg:font-family="Consolas" style:font-family-generic="modern" style:font-pitch="fixed"/>
    <style:font-face style:name="Consolas" svg:font-family="Consolas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Arrow_20_short" draw:display-name="Arrow short" svg:viewBox="0 0 20 13" svg:d="M0 13l10-13 10 13z"/>
    <draw:marker draw:name="Arrowheads_20_2" draw:display-name="Arrowheads 2" svg:viewBox="0 0 20 13" svg:d="M0 13l10-13 10 13z"/>
    <draw:stroke-dash draw:name="Dashed_20__28_var_29__20_2" draw:display-name="Dashed (var) 2" draw:style="rect" draw:dots1="1" draw:dots1-length="0.02cm" draw:dots2="1" draw:dots2-length="0.02cm" draw:distance="0.02cm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2" svg:stroke-width="0.051cm" svg:stroke-color="#000000" draw:marker-start-width="0.279cm" draw:marker-start-center="false" draw:marker-end-width="0.279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draw:fill="solid" draw:fill-color="#ffffff" draw:fill-gradient-name="Gradient_20_1" draw:fill-hatch-name="Red_20_90_20_Degrees_20_Crossed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2-06T10:53:10.472000000</meta:creation-date>
    <dc:date>2022-01-04T11:29:12.273000000</dc:date>
    <meta:editing-duration>PT2H58M7S</meta:editing-duration>
    <meta:editing-cycles>17</meta:editing-cycles>
    <meta:generator>LibreOffice/7.0.3.1$Windows_X86_64 LibreOffice_project/d7547858d014d4cf69878db179d326fc3483e082</meta:generator>
    <meta:document-statistic meta:object-count="126"/>
  </office:meta>
</office:document-meta>
</file>